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>
      <style:paragraph-properties fo:margin-top="0cm" fo:margin-bottom="0cm"/>
    </style:style>
    <style:style style:name="P5" style:family="paragraph" style:parent-style-name="Standard" style:list-style-name="L1">
      <style:paragraph-properties fo:margin-top="0cm" fo:margin-bottom="0cm"/>
    </style:style>
    <style:style style:name="P6" style:family="paragraph" style:parent-style-name="Standard" style:list-style-name="L2">
      <style:paragraph-properties fo:margin-top="0cm" fo:margin-bottom="0cm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jekt systemu informatycznego wspomagającego prowadzenie sieci sklepów jubilerskich</text:p>
      <text:p text:style-name="Standard"/>
      <text:p text:style-name="Standard">_______________________________________</text:p>
      <text:p text:style-name="Standard">Cel systemu:</text:p>
      <text:p text:style-name="Standard"/>
      <text:p text:style-name="Standard">Zbieranie informacji o prowadzonych przez pracowników sklepach jubilerskich klienta i bieżące wykorzystywanie ich w procesie sprzedaży.</text:p>
      <text:p text:style-name="Standard">Klient ma nadzieję, że inwestycja w oprogramowanie (i sprzęt komputerowy) zwróci się, poprzez efektywniejsze (i bardziej profesjonalne) prowadzenie firmy, na podstawie zbieranych informacji i umożliwi dalsze rozrastanie się sieci sklepów.</text:p>
      <text:p text:style-name="Standard"/>
      <text:p text:style-name="Standard">________________________________________</text:p>
      <text:p text:style-name="Standard">Specyfikacja wymagań funkcyjnych:</text:p>
      <text:p text:style-name="Standard"/>
      <text:p text:style-name="Standard">Informacje mają spływać z punktów sprzedaży (lub być wysyłane do nich) poprzez internet i być gromadzone w jednym miejscu (serwerze, do którego fizyczny dostęp ma właściciel firmy).</text:p>
      <text:p text:style-name="Standard">Wszystkie operacje związane z zarządzaniem systemem powinno móc obsługiwać z poziomu przeglądarki internetowej.</text:p>
      <text:p text:style-name="Standard"/>
      <text:p text:style-name="Standard">Stworzenie bazy danych:</text:p>
      <text:list xml:id="list1584744347" text:style-name="L1">
        <text:list-item>
          <text:p text:style-name="P1">o aktualnym stanie towarów na sprzedaż w poszczególnych sklepach;</text:p>
        </text:list-item>
        <text:list-item>
          <text:p text:style-name="P1">dane o punktach sprzedaży(adres, powierzchnia, informacja czy lokal jest wynajmowany, czy własnościowy, itp) i zatrudnianych pracownikach (imię, nazwisko, data zatrudnienia, numer kontaktowy, wynagrodzenie, w jakim sklepie sieci pracuje);</text:p>
        </text:list-item>
        <text:list-item>
          <text:p text:style-name="P5">dane dostawców (nazwa firmy, kraj pochodzenia, telefon kontaktowy, data zawarcia kontraktu), współpracujących z nami firm, firm dostawczych;</text:p>
        </text:list-item>
        <text:list-item>
          <text:p text:style-name="P1">raportów ze sprzedaży/skupu towarów/złomu od klientów;</text:p>
        </text:list-item>
        <text:list-item>
          <text:p text:style-name="P1">rejestrowanie zamówień u dostawców biżuterii;</text:p>
        </text:list-item>
        <text:list-item>
          <text:p text:style-name="P1">spis stałych klientów (imienne karty stałego klienta);</text:p>
        </text:list-item>
        <text:list-item>
          <text:p text:style-name="P1">archiwum monitoringu z kamer „ochronnych”;</text:p>
        </text:list-item>
        <text:list-item>
          <text:p text:style-name="P1">inne dodatkowe informacje (uwagi klienta).</text:p>
        </text:list-item>
      </text:list>
      <text:p text:style-name="Standard"/>
      <text:p text:style-name="Standard">Zarządzanie obrotem towarów (dostępne dla pracowników firmy i właściciela):</text:p>
      <text:list xml:id="list1706216729" text:style-name="L2">
        <text:list-item>
          <text:p text:style-name="P2">Wyszukiwarka towarów na podstawie kategorii, nazwy, ceny i/lub innych danych o towarze. Musi być ona dostępna dla pracowników również w trybie offline i wyświetlać im wszystkie potrzebne informacje o produkcie (rodzaj stopu i kamieni w danej biżuterii, obecnych promocji, nazwa dostawcy itp).</text:p>
        </text:list-item>
        <text:list-item>
          <text:p text:style-name="P6">W razie braku szukanego produktu powinna pojawić sie informacja o potrzebie dostarczenia i być wyraźnie widoczna w systemie dla właściciela firmy (który ma uprawnienia do zamawiania towarów);</text:p>
        </text:list-item>
        <text:list-item>
          <text:p text:style-name="P2">Wyszukiwarka stałych klientów (imię, nazwisko, numer kontaktowy, archiwum tranzakcji z klientem) i możliwość zakładania nowych kart stałego klienta (drukowanie odpowiedniego dokumentu z oświadczeniem klienta o pozwolenie na przetwarzaniu jego danych osobowych), które będą obowiązywać we wszystkich sklepach firmy. Również dostępna dla pracowników w trybie offline.</text:p>
        </text:list-item>
        <text:list-item>
          <text:p text:style-name="P2">Sporządzanie raportów transakcji z klientem przez pracowników wypełniających odpowiedni formularz w systemie i wprowadzanie ich do bazy danych. Formularze mają być łatwe w obsłudze (intuicyjne), by nie były potrzebne dodatkowe szkolenia dla pracowników.</text:p>
        </text:list-item>
        <text:list-item>
          <text:p text:style-name="P2">Zbieranie dodatkowych uwag klientów – o tym czego poszukują, a nie mogą nigdzie znaleźć.</text:p>
        </text:list-item>
        <text:list-item>
          <text:p text:style-name="P2"><text:soft-page-break/>Możliwość wystawianie faktur (paragony osobno, poza systemem w kasie fiskalnej) z dokonywanych transakcji, na życzenie klienta.</text:p>
        </text:list-item>
      </text:list>
      <text:p text:style-name="Standard"/>
      <text:p text:style-name="Standard">Zarządzanie sklepami i pracownikami (dostępne dla właściciela i ewentualnie innych osób przez niego uprawnionych):</text:p>
      <text:list xml:id="list825778046" text:style-name="L3">
        <text:list-item>
          <text:p text:style-name="P3">Wprowadzanie przez właściciela firmy informacji o sklepach i zatrudnianych pracownikach (w tym możliwość usuwania i dodawania nowych sklepów oraz pracowników do bazy danych).</text:p>
        </text:list-item>
        <text:list-item>
          <text:p text:style-name="P3">Dodawanie raportów z zamówień towarów u różnych dostawców, dla poszczególnych sklepów (powinno wygenerować formularz dostarczenia produktów).</text:p>
        </text:list-item>
        <text:list-item>
          <text:p text:style-name="P3">Dostęp do wszystkich informacji z bazy danych poprzez przyjazny i intuicyjny interfejs. W tym wyświetlanie wykresów z obrotu towarami na przestrzeni czasu (gdzie można określić parametry – dany sklep i przedział czasowy); informacji o potrebie dostarczenia brakujących produktów; lista towarów poszukiwanych przez klienta.</text:p>
        </text:list-item>
        <text:list-item>
          <text:p text:style-name="P3">Drukowanie wszystkich potrzebnych informacji dla księgowego rozliczającego się z wszelakimi podatkami.</text:p>
        </text:list-item>
      </text:list>
      <text:p text:style-name="Standard"/>
      <text:p text:style-name="P4">Ponadto w systemie powinna znajdować się strona internetowa dla potencjalnych klientów na której będą zamieszczone obrazki/zdięcia wraz z opisami produktów dostępnych w naszym sklepie (co może spowodować większe obroty firmy), obecność produktu powinna być uzależniona od obecności tego produktu w magazynie (jeżeli produktu niema w magazynie produkt na stonie powinien albo zniknąć albo przy opisie na stronie powinien pojawić się napis o braku produktu – zależne od decyzji własciciela) . Powinien znajdować się także formularz dla klientów(którzy dokonali zakupu w jednym z naszych sklepów ) w którym mogliby przedstawiać opinie na temat naszych produktów i możliwych pomysłów na nowośc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told Ptaszek</meta:initial-creator>
    <meta:creation-date>2012-10-08T18:01:22.19</meta:creation-date>
    <dc:date>2012-10-09T12:59:58</dc:date>
    <dc:creator>Witold Ptaszek</dc:creator>
    <meta:editing-duration>PT52M24S</meta:editing-duration>
    <meta:editing-cycles>4</meta:editing-cycles>
    <meta:generator>LibreOffice/3.5$Linux_x86 LibreOffice_project/350m1$Build-2</meta:generator>
    <meta:document-statistic meta:table-count="0" meta:image-count="0" meta:object-count="0" meta:page-count="2" meta:paragraph-count="31" meta:word-count="596" meta:character-count="4530" meta:non-whitespace-character-count="3983"/>
  </office:meta>
</office:document-meta>
</file>